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0e2f" officeooo:paragraph-rsid="000e0e2f"/>
    </style:style>
    <style:style style:name="P2" style:family="paragraph" style:parent-style-name="Standard">
      <style:paragraph-properties fo:text-align="start" style:justify-single-word="false"/>
      <style:text-properties officeooo:rsid="000e0e2f" officeooo:paragraph-rsid="000e0e2f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e0e2f" officeooo:paragraph-rsid="000e0e2f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f09e6" officeooo:paragraph-rsid="000f09e6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e0e2f"/>
    </style:style>
    <style:style style:name="P6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264e8" officeooo:paragraph-rsid="001264e8" style:font-size-asian="12pt" style:font-size-complex="12pt"/>
    </style:style>
    <style:style style:name="T1" style:family="text">
      <style:text-properties officeooo:rsid="000e0e2f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color="#000000" style:font-name="Liberation Serif" fo:font-size="12pt" officeooo:rsid="000e0e2f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ERIMIENTOS</text:p>
      <text:p text:style-name="P1"/>
      <text:p text:style-name="P2">El proyecto a desarrollar en esta ocasión, es un compilador para el lenguaje “mini c” se le llama así por que es un c pero reducido ya que no incluye todas sus instrucciones, para llevar a cabo esto utilizaremos las siguientes utilidades o características:</text:p>
      <text:p text:style-name="P2"/>
      <text:list xml:id="list1149107550" text:style-name="L1">
        <text:list-item>
          <text:p text:style-name="P3">Python</text:p>
          <text:p text:style-name="P4">Se requieren conocimientos básicos en este lenguaje para poder utilizar clases, decoradores, funciones entre otros recursos incluidos en el mismo para desarrollar nuestro proyecto</text:p>
        </text:list-item>
        <text:list-item>
          <text:p text:style-name="P3">SLY</text:p>
          <text:p text:style-name="P5"><text:span text:style-name="T1">Es una librería o biblioteca utilizada para escribir parsers y compiladores, </text:span><text:span text:style-name="T3">s</text:span><text:span text:style-name="T2">e basa libremente en las herramientas tradicionales de compilación lex y yacc e implementa el mismo algoritmo de análisis LALR (1). La mayoría de las funciones disponibles en lex y yacc también están disponibles en SLY.</text:span></text:p>
        </text:list-item>
        <text:list-item>
          <text:p text:style-name="P6">BNF</text:p>
          <text:p text:style-name="P6">Forma Backus Norm herramienta que nos ayuda a específicar nuestra gramática en un formato adecuado.</text:p>
        </text:list-item>
        <text:list-item>
          <text:p text:style-name="P6">AST</text:p>
          <text:p text:style-name="P6">Arbol de sintaxis abstracto el cual nos sirve para visualizar claramente las dependencias de cada nodo y cuales son las partes de cada instrucción desarrollados como campos en nuestro archivo cast.p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9:32:49.957616035</meta:creation-date>
    <dc:date>2019-05-16T20:06:17.179459839</dc:date>
    <meta:editing-duration>PT11M11S</meta:editing-duration>
    <meta:editing-cycles>2</meta:editing-cycles>
    <meta:generator>LibreOffice/6.1.2.1$Linux_x86 LibreOffice_project/10$Build-1</meta:generator>
    <meta:document-statistic meta:table-count="0" meta:image-count="0" meta:object-count="0" meta:page-count="1" meta:paragraph-count="10" meta:word-count="174" meta:character-count="1067" meta:non-whitespace-character-count="911"/>
  </office:meta>
</office:document-meta>
</file>